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may-break-between-rows="false"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may-break-between-rows="false" style:writing-mode="lr-tb"/>
    </style:style>
    <style:style style:name="Table5.A" style:family="table-column">
      <style:table-column-properties style:column-width="2.9125in" style:rel-column-width="27604*"/>
    </style:style>
    <style:style style:name="Table5.B" style:family="table-column">
      <style:table-column-properties style:column-width="4.0028in" style:rel-column-width="37931*"/>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B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Heading_20_1" style:master-page-name="First_20_Page">
      <style:paragraph-properties style:page-number="auto"/>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208974022" text:style-name="L1">
        <text:list-item>
          <text:p text:style-name="P14">The OpenLCB-CAN Physical Layer Standard, which specifies the physical layer for transporting OpenLCB-CAN frames</text:p>
        </text:list-item>
        <text:list-item>
          <text:p text:style-name="P14">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423372946" text:style-name="L2">
        <text:list-item>
          <text:p text:style-name="P15">Inhibited</text:p>
        </text:list-item>
        <text:list-item>
          <text:p text:style-name="P15">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348528948" text:style-name="L3">
        <text:list-item>
          <text:p text:style-name="P16">Generate a tentative source Node ID alias value</text:p>
        </text:list-item>
        <text:list-item>
          <text:p text:style-name="P16">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870871704" text:style-name="L4">
        <text:list-item>
          <text:p text:style-name="P17">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972422860" text:style-name="L5">
        <text:list-item>
          <text:p text:style-name="P18">Wait at least 200 milliseconds</text:p>
        </text:list-item>
        <text:list-item>
          <text:p text:style-name="P18">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493202387" text:style-name="L6">
        <text:list-item>
          <text:p text:style-name="P19">Have or obtain a valid reserved Node ID alias</text:p>
        </text:list-item>
        <text:list-item>
          <text:p text:style-name="P19">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298388926" text:style-name="L7">
        <text:list-item>
          <text:p text:style-name="P20">If the frame is a Check ID (CID) frame, send a Reserve ID (RID) frame in response.</text:p>
        </text:list-item>
        <text:list-item>
          <text:p text:style-name="P20">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0"><text:soft-page-break/>If the frame is not a Check ID (CID) frame and the node is not in Permitted state, the node shall immediately release the matching node ID alias.</text:p>
        </text:list-item>
        <text:list-item>
          <text:p text:style-name="P20">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88132996" text:style-name="L8">
        <text:list-item>
          <text:p text:style-name="P21">may, but is not required to, signal the user that duplicate Node ID values exist using a lamp or other directly-visible indicator</text:p>
        </text:list-item>
        <text:list-item>
          <text:p text:style-name="P21">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395104847" text:style-name="L9">
        <text:list-item>
          <text:p text:style-name="P22">Unaddressed messages – messages that don't have a destination address – shall be formatted:</text:p>
        </text:list-item>
      </text:list>
      <table:table table:name="Table4" table:style-name="Table4">
        <table:table-column table:style-name="Table4.A"/>
        <table:table-column table:style-name="Table4.B"/>
        <text:soft-page-break/>
        <table:table-row>
          <table:table-cell table:style-name="Table4.A1" office:value-type="string">
            <text:p text:style-name="Table_20_Heading">Variable Field Bit 14-12</text:p>
            <text:p text:style-name="Table_20_Heading">Header Bit 26-24</text:p>
            <text:p text:style-name="Table_20_Heading"/>
            <text:p text:style-name="Table_20_Heading">0x0700,0000</text:p>
          </table:table-cell>
          <table:table-cell table:style-name="Table4.B1" office:value-type="string">
            <text:p text:style-name="Table_20_Heading">Variable Field Bits 11-0</text:p>
            <text:p text:style-name="Table_20_Heading">Header Bits 23-12</text:p>
            <text:p text:style-name="Table_20_Heading">OpenLCB Variable Header Content</text:p>
            <text:p text:style-name="Table_20_Heading">0x00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47496464" text:style-name="L10">
        <text:list-item>
          <text:p text:style-name="P23">Addressed messages – messages that have a specific destination address – shall have the address alias in the low 12 bits of the variable field. Three upper bits can carry additional OpenLCB information, and are defined at a higher level.</text:p>
        </text:list-item>
      </text:list>
      <table:table table:name="Table5" table:style-name="Table5">
        <table:table-column table:style-name="Table5.A"/>
        <table:table-column table:style-name="Table5.B"/>
        <table:table-row>
          <table:table-cell table:style-name="Table5.A1" office:value-type="string">
            <text:p text:style-name="P10">Variable Field Bit 14-12</text:p>
            <text:p text:style-name="P10">Header Bit 26-24</text:p>
            <text:p text:style-name="P10"/>
            <text:p text:style-name="P10">0x0700,0000</text:p>
          </table:table-cell>
          <table:table-cell table:style-name="Table5.B1" office:value-type="string">
            <text:p text:style-name="P10">Variable Field Bits 11-0</text:p>
            <text:p text:style-name="P10">Header Bits 23-12</text:p>
            <text:p text:style-name="P10">OpenLCB Variable Header Content</text:p>
            <text:p text:style-name="P10">0x00FF,F000</text:p>
          </table:table-cell>
        </table:table-row>
        <table:table-row>
          <table:table-cell table:style-name="Table5.A2" office:value-type="string">
            <text:p text:style-name="P11">1 through 7</text:p>
          </table:table-cell>
          <table:table-cell table:style-name="Table5.B2" office:value-type="string">
            <text:p text:style-name="P11">Destination Node ID Alias</text:p>
          </table:table-cell>
        </table:table-row>
      </table:table>
      <text:p text:style-name="Caption">Table 4: Addressed message format</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Frame Format (Normative)<text:tab/>1</text:p>
          <text:p text:style-name="P13"><text:s/>5 States<text:tab/>2</text:p>
          <text:p text:style-name="P13"><text:s/>6 CAN-specific Control Frames and Interactions (Normative)<text:tab/>3</text:p>
          <text:p text:style-name="P26"><text:s/>6.1 Control Frame Format<text:tab/>3</text:p>
          <text:p text:style-name="P26"><text:s/>6.2 Interactions<text:tab/>3</text:p>
          <text:p text:style-name="P24"><text:s/>6.2.1 Reserving a Node ID Alias<text:tab/>3</text:p>
          <text:p text:style-name="P24"><text:s/>6.2.2 Transition to Permitted State<text:tab/>4</text:p>
          <text:p text:style-name="P24"><text:s/>6.2.3 Node ID Alias validation<text:tab/>4</text:p>
          <text:p text:style-name="P24"><text:s/>6.2.4 Transition to Inhibited State<text:tab/>4</text:p>
          <text:p text:style-name="P24"><text:s/>6.2.5 Node ID Alias Collision Handling<text:tab/>4</text:p>
          <text:p text:style-name="P24"><text:s/>6.2.6 Duplicate Node ID Handling<text:tab/>5</text:p>
          <text:p text:style-name="P26"><text:s/>6.3 Node ID Alias Generation<text:tab/>5</text:p>
          <text:p text:style-name="P13"><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5-28T23:49:48.99">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5-28T23:49:48.99">May 28,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5-28T23:49:48.99">5/28/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9</meta:editing-cycles>
    <meta:editing-duration>P1DT4H28M39S</meta:editing-duration>
    <meta:generator>OpenOffice.org/3.3$Unix OpenOffice.org_project/330m20$Build-9567</meta:generator>
    <dc:date>2012-05-28T23:49:49</dc:date>
    <dc:creator>Bob Jacobsen</dc:creator>
    <meta:keyword>OpenLCB-CANFrame Transfer</meta:keyword>
    <meta:printed-by>Bob Jacobsen</meta:printed-by>
    <meta:print-date>2010-10-15T15:58:33</meta:print-date>
    <meta:document-statistic meta:table-count="5" meta:image-count="1" meta:object-count="0" meta:page-count="7" meta:paragraph-count="165" meta:word-count="1860" meta:character-count="10953"/>
    <meta:user-defined meta:name="Info 1"/>
    <meta:user-defined meta:name="Info 2"/>
    <meta:user-defined meta:name="Info 3"/>
    <meta:user-defined meta:name="Info 4"/>
  </office:meta>
</office:document-meta>
</file>